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temInformationReques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temInformationRequest">
            <text:p>ItemInformationRequest</text:p>
          </table:table-cell>
          <table:table-cell table:style-name="ce8" office:value-type="string" office:string-value="Item Information Request. Details">
            <text:p>Item Information Request. Details</text:p>
          </table:table-cell>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roduct activity, forecast, or performance data.">
            <text:p>A document used to request product activity, forecast, or performance data.</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tem Information Request. UBL Version Identifier. Identifier">
            <text:p>Item Information Request. UBL Vers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tem Information Request. Customization Identifier. Identifier">
            <text:p>Item Information Request. Customiza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tem Information Request. Profile Identifier. Identifier">
            <text:p>Item Information Request. Profile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tem Information Request. Profile Execution Identifier. Identifier">
            <text:p>Item Information Request. Profile Execu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tem Information Request. Identifier">
            <text:p>Item Information Request.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tem Information Request Number">
            <text:p>Item Information Reque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tem Information Request. Copy_ Indicator. Indicator">
            <text:p>Item Information Request. Copy_ Indicator. Indicator</text:p>
          </table:table-cell>
          <table:table-cell table:style-name="ce9" office:value-type="string" office:string-value=""/>
          <table:table-cell office:value-type="string" table:style-name="ce9" office:string-value="Item Information Request">
            <text:p>Item Informa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tem Information Request. UUID. Identifier">
            <text:p>Item Information Request. UUID.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tem Information Request. Issue Date. Date">
            <text:p>Item Information Request. Issue Date. Dat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tem Information Request Date">
            <text:p>Item Information Reque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tem Information Request. Issue Time. Time">
            <text:p>Item Information Request. Issue Time. Tim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tem Information Request. Note. Text">
            <text:p>Item Information Request. Note. Text</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10" office:value-type="string" office:string-value="Item Information Request. Period">
            <text:p>Item Information Request. Period</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to which the Item Information Request applies.">
            <text:p>The period of time to which the Item Information Reque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Item Information Request. Document Reference">
            <text:p>Item Information Request. Document Referenc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Item Information Request. Signature">
            <text:p>Item Information Request. Signatur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Item Information Request. Sender_ Party. Party">
            <text:p>Item Information Request. Send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Item Information Request. Receiver_ Party. Party">
            <text:p>Item Information Request. Receiv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Item Information Request. Buyer_ Customer Party. Customer Party">
            <text:p>Item Information Request. Buyer_ Customer Party. Custom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tem Information Request. Seller_ Supplier Party. Supplier Party">
            <text:p>Item Information Request. Seller_ Supplier Party. Suppli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temInformationRequestLine">
            <text:p>ItemInformationRequestLine</text:p>
          </table:table-cell>
          <table:table-cell table:style-name="ce10" office:value-type="string" office:string-value="Item Information Request. Item Information Request Line">
            <text:p>Item Information Request. Item Information Request Lin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tem Information Request Line">
            <text:p>Item Information Request Line</text:p>
          </table:table-cell>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questing information regarding an item of sale.">
            <text:p>A line requesting information regarding an item of sal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